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sub>
              <mi>q</mi>
              <mtext>out</mtext>
            </msub>
            <mrow>
              <mspace width="2em"/>
              <mo stretchy="false">=</mo>
              <mspace width="2em"/>
            </mrow>
            <mfrac>
              <mrow>
                <mi>A</mi>
                <msub>
                  <mi>q</mi>
                  <mtext>in</mtext>
                </msub>
                <mrow>
                  <mspace width="2em"/>
                  <mo stretchy="false">+</mo>
                  <mspace width="2em"/>
                </mrow>
                <mi>B</mi>
              </mrow>
              <mrow>
                <mi>C</mi>
                <msub>
                  <mi>q</mi>
                  <mtext>in</mtext>
                </msub>
                <mrow>
                  <mspace width="2em"/>
                  <mo stretchy="false">+</mo>
                  <mspace width="2em"/>
                </mrow>
                <mi>D</mi>
              </mrow>
            </mfrac>
          </mrow>
        </mtd>
      </mtr>
      <mtr>
        <mtd>
          <mrow/>
        </mtd>
      </mtr>
      <mtr>
        <mtd>
          <mrow>
            <msub>
              <mi>q</mi>
              <mtext>out</mtext>
            </msub>
            <mrow>
              <mspace width="2em"/>
              <mo stretchy="false">=</mo>
              <mspace width="2em"/>
            </mrow>
            <msub>
              <mi>q</mi>
              <mtext>in</mtext>
            </msub>
          </mrow>
        </mtd>
      </mtr>
      <mtr>
        <mtd>
          <mrow/>
        </mtd>
      </mtr>
      <mtr>
        <mtd>
          <mrow>
            <mi>q</mi>
            <mrow>
              <mspace width="2em"/>
              <mo stretchy="false">=</mo>
              <mspace width="2em"/>
            </mrow>
            <mfrac>
              <mrow>
                <mi>A</mi>
                <mi>q</mi>
                <mrow>
                  <mspace width="2em"/>
                  <mo stretchy="false">+</mo>
                  <mspace width="2em"/>
                </mrow>
                <mi>B</mi>
              </mrow>
              <mrow>
                <mi>C</mi>
                <mi>q</mi>
                <mrow>
                  <mspace width="2em"/>
                  <mo stretchy="false">+</mo>
                  <mspace width="2em"/>
                </mrow>
                <mi>D</mi>
              </mrow>
            </mfrac>
          </mrow>
        </mtd>
      </mtr>
      <mtr>
        <mtd>
          <mrow/>
        </mtd>
      </mtr>
      <mtr>
        <mtd>
          <mrow>
            <mi>C</mi>
            <msup>
              <mi>q</mi>
              <mn>2</mn>
            </msup>
            <mrow>
              <mspace width="2em"/>
              <mo stretchy="false">+</mo>
              <mspace width="2em"/>
            </mrow>
            <mi>q</mi>
            <mrow>
              <mo fence="true" stretchy="false">(</mo>
              <mrow>
                <mrow>
                  <mi>D</mi>
                  <mo stretchy="false">−</mo>
                  <mi>A</mi>
                </mrow>
              </mrow>
              <mo fence="true" stretchy="false">)</mo>
            </mrow>
            <mrow>
              <mspace width="2em"/>
              <mo stretchy="false">−</mo>
              <mspace width="2em"/>
            </mrow>
            <mi>B</mi>
            <mrow>
              <mspace width="2em"/>
              <mo stretchy="false">=</mo>
              <mspace width="2em"/>
            </mrow>
            <mn>0</mn>
          </mrow>
        </mtd>
      </mtr>
      <mtr>
        <mtd>
          <mrow/>
        </mtd>
      </mtr>
      <mtr>
        <mtd>
          <mrow>
            <mfrac>
              <mn>1</mn>
              <msup>
                <mi>q</mi>
                <mn>2</mn>
              </msup>
            </mfrac>
            <mrow>
              <mspace width="2em"/>
              <mo stretchy="false">+</mo>
              <mspace width="2em"/>
            </mrow>
            <mfrac>
              <mrow>
                <mi>A</mi>
                <mo stretchy="false">−</mo>
                <mi>D</mi>
              </mrow>
              <mi>B</mi>
            </mfrac>
            <mfrac>
              <mn>1</mn>
              <mi>q</mi>
            </mfrac>
            <mrow>
              <mspace width="2em"/>
              <mo stretchy="false">+</mo>
              <mspace width="2em"/>
            </mrow>
            <mfrac>
              <mrow>
                <mn>1</mn>
                <mo stretchy="false">−</mo>
                <mi mathvariant="italic">AD</mi>
              </mrow>
              <msup>
                <mi>B</mi>
                <mn>2</mn>
              </msup>
            </mfrac>
            <mrow>
              <mspace width="2em"/>
              <mo stretchy="false">=</mo>
              <mspace width="2em"/>
            </mrow>
            <mn>0</mn>
          </mrow>
        </mtd>
      </mtr>
      <mtr>
        <mtd>
          <mrow/>
        </mtd>
      </mtr>
      <mtr>
        <mtd>
          <mrow>
            <mrow>
              <mi mathvariant="italic">AD</mi>
              <mo stretchy="false">−</mo>
              <mi mathvariant="italic">BC</mi>
            </mrow>
            <mo stretchy="false">=</mo>
            <mn>0</mn>
          </mrow>
        </mtd>
      </mtr>
      <mtr>
        <mtd>
          <mrow/>
        </mtd>
      </mtr>
      <mtr>
        <mtd>
          <mrow>
            <mfrac>
              <mn>1</mn>
              <msub>
                <mi>q</mi>
                <mn>1</mn>
              </msub>
            </mfrac>
            <mi>,</mi>
            <mfrac>
              <mn>1</mn>
              <msub>
                <mi>q</mi>
                <mn>2</mn>
              </msub>
            </mfrac>
            <mrow>
              <mspace width="2em"/>
              <mo stretchy="false">=</mo>
              <mspace width="2em"/>
            </mrow>
            <mfrac>
              <mrow>
                <mi>D</mi>
                <mo stretchy="false">−</mo>
                <mi>A</mi>
              </mrow>
              <mrow>
                <mn>2</mn>
                <mi>B</mi>
              </mrow>
            </mfrac>
            <mrow>
              <mspace width="2em"/>
              <mo stretchy="false">±</mo>
              <mspace width="2em"/>
            </mrow>
            <mfrac>
              <mn>1</mn>
              <mi>B</mi>
            </mfrac>
            <msqrt>
              <mrow>
                <msup>
                  <mrow>
                    <mo fence="true" stretchy="true">(</mo>
                    <mrow>
                      <mfrac>
                        <mrow>
                          <mi>A</mi>
                          <mo stretchy="false">+</mo>
                          <mi>D</mi>
                        </mrow>
                        <mn>2</mn>
                      </mfrac>
                    </mrow>
                    <mo fence="true" stretchy="true">)</mo>
                  </mrow>
                  <mn>2</mn>
                </msup>
                <mo stretchy="false">−</mo>
                <mn>1</mn>
              </mrow>
            </msqrt>
          </mrow>
        </mtd>
      </mtr>
      <mtr>
        <mtd>
          <mrow/>
        </mtd>
      </mtr>
      <mtr>
        <mtd>
          <mrow>
            <mfrac>
              <mn>1</mn>
              <msub>
                <mi>q</mi>
                <mn>1</mn>
              </msub>
            </mfrac>
            <mi>,</mi>
            <mfrac>
              <mn>1</mn>
              <msub>
                <mi>q</mi>
                <mn>2</mn>
              </msub>
            </mfrac>
            <mrow>
              <mspace width="2em"/>
              <mo stretchy="false">=</mo>
              <mspace width="2em"/>
            </mrow>
            <mfrac>
              <mrow>
                <mi>D</mi>
                <mo stretchy="false">−</mo>
                <mi>A</mi>
              </mrow>
              <mrow>
                <mn>2</mn>
                <mi>B</mi>
              </mrow>
            </mfrac>
            <mrow>
              <mspace width="2em"/>
              <mo stretchy="false">±</mo>
              <mspace width="2em"/>
            </mrow>
            <mi>i</mi>
            <mfrac>
              <mn>1</mn>
              <mi>B</mi>
            </mfrac>
            <msqrt>
              <mrow>
                <mn>1</mn>
                <mo stretchy="false">−</mo>
                <msup>
                  <mrow>
                    <mo fence="true" stretchy="true">(</mo>
                    <mrow>
                      <mfrac>
                        <mrow>
                          <mi>A</mi>
                          <mo stretchy="false">+</mo>
                          <mi>D</mi>
                        </mrow>
                        <mn>2</mn>
                      </mfrac>
                    </mrow>
                    <mo fence="true" stretchy="true">)</mo>
                  </mrow>
                  <mn>2</mn>
                </msup>
              </mrow>
            </msqrt>
          </mrow>
        </mtd>
      </mtr>
      <mtr>
        <mtd>
          <mrow/>
        </mtd>
      </mtr>
      <mtr>
        <mtd>
          <mrow>
            <mfrac>
              <mi>λ</mi>
              <mrow>
                <mi>π</mi>
                <msup>
                  <mi>w</mi>
                  <mn>2</mn>
                </msup>
              </mrow>
            </mfrac>
            <mrow>
              <mspace width="2em"/>
              <mo stretchy="false">=</mo>
              <mspace width="2em"/>
            </mrow>
            <mfrac>
              <mn>1</mn>
              <mi>B</mi>
            </mfrac>
            <msqrt>
              <mrow>
                <mn>1</mn>
                <mo stretchy="false">−</mo>
                <msup>
                  <mrow>
                    <mo fence="true" stretchy="true">(</mo>
                    <mrow>
                      <mfrac>
                        <mrow>
                          <mi>A</mi>
                          <mo stretchy="false">+</mo>
                          <mi>D</mi>
                        </mrow>
                        <mn>2</mn>
                      </mfrac>
                    </mrow>
                    <mo fence="true" stretchy="true">)</mo>
                  </mrow>
                  <mn>2</mn>
                </msup>
              </mrow>
            </msqrt>
          </mrow>
        </mtd>
      </mtr>
      <mtr>
        <mtd>
          <mrow/>
        </mtd>
      </mtr>
      <mtr>
        <mtd>
          <mrow>
            <msup>
              <mi>w</mi>
              <mn>2</mn>
            </msup>
            <mrow>
              <mspace width="2em"/>
              <mo stretchy="false">=</mo>
              <mspace width="2em"/>
            </mrow>
            <mfrac>
              <mi>λ</mi>
              <mi>π</mi>
            </mfrac>
            <mfrac>
              <mi>B</mi>
              <msqrt>
                <mrow>
                  <mn>1</mn>
                  <mo stretchy="false">−</mo>
                  <msup>
                    <mrow>
                      <mo fence="true" stretchy="true">(</mo>
                      <mrow>
                        <mfrac>
                          <mrow>
                            <mi>A</mi>
                            <mo stretchy="false">+</mo>
                            <mi>D</mi>
                          </mrow>
                          <mn>2</mn>
                        </mfrac>
                      </mrow>
                      <mo fence="true" stretchy="true">)</mo>
                    </mrow>
                    <mn>2</mn>
                  </msup>
                </mrow>
              </msqrt>
            </mfrac>
          </mrow>
        </mtd>
      </mtr>
      <mtr>
        <mtd>
          <mrow/>
        </mtd>
      </mtr>
      <mtr>
        <mtd>
          <mrow>
            <msup>
              <mi>w</mi>
              <mn>2</mn>
            </msup>
            <mrow>
              <mspace width="2em"/>
              <mo stretchy="false">=</mo>
              <mspace width="2em"/>
            </mrow>
            <mfrac>
              <mi>λ</mi>
              <mi>π</mi>
            </mfrac>
            <mfrac>
              <mrow>
                <mn>2</mn>
                <mi>B</mi>
              </mrow>
              <msqrt>
                <mrow>
                  <mn>4</mn>
                  <mo stretchy="false">−</mo>
                  <msup>
                    <mrow>
                      <mo fence="true" stretchy="false">(</mo>
                      <mrow>
                        <mrow>
                          <mi>A</mi>
                          <mo stretchy="false">+</mo>
                          <mi>D</mi>
                        </mrow>
                      </mrow>
                      <mo fence="true" stretchy="false">)</mo>
                    </mrow>
                    <mn>2</mn>
                  </msup>
                </mrow>
              </msqrt>
            </mfrac>
          </mrow>
        </mtd>
      </mtr>
    </mtable>
    <annotation encoding="StarMath 5.0">q_"out" ~=~ {A q_"in" ~+~ B} over {C q_"in" ~+~ D}

newline newline

q_"out" ~=~  q_"in"

newline newline

q ~=~ {A q ~+~ B} over {C q ~+~ D}

newline newline

C q^2 ~+~ q (D - A) ~-~ B ~=~ 0

newline newline

1 over q^2 ~+~ {A - D} over B {1 over q} ~+~ {1 - AD} over B^2 ~=~ 0

newline newline

AD - BC = 0

newline newline

1 over q_1, 1 over q_2 ~=~ {D - A} over {2B} ~+-~ 1 over B sqrt {left ({A + D} over 2 right )^2 - 1}
 
newline newline

1 over q_1, 1 over q_2 ~=~ {D - A} over {2B} ~+-~ i 1 over B sqrt {1 - left ({A + D} over 2 right )^2}

newline newline

%lambda over {%pi w^2} ~=~ 1 over B sqrt {1 - left ({A + D} over 2 right )^2}

newline newline

w^2 ~=~ {%lambda over %pi} B over sqrt {1 - left ({A + D} over 2 right )^2}

newline newline

w^2 ~=~ {%lambda over %pi} { 2B } over sqrt { 4 - (A + D)^2 }
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3T11:39:27.428000000</meta:creation-date>
    <dc:date>2019-07-03T13:23:51.229000000</dc:date>
    <meta:editing-duration>PT35M44S</meta:editing-duration>
    <meta:editing-cycles>2</meta:editing-cycles>
    <meta:generator>LibreOffice/6.2.0.3$Windows_x86 LibreOffice_project/98c6a8a1c6c7b144ce3cc729e34964b47ce25d62</meta:generator>
  </office:meta>
</office:document-meta>
</file>